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style>
    <style:style style:name="T2" style:parent-style-name="DefaultParagraphFont" style:family="text">
      <style:text-properties fo:font-weight="bold" style:font-weight-asian="bold" style:font-weight-complex="bold" fo:font-size="20pt" style:font-size-asian="20pt" style:font-size-complex="20pt"/>
    </style:style>
    <style:style style:name="TableColumn4" style:family="table-column">
      <style:table-column-properties style:column-width="1.4736in"/>
    </style:style>
    <style:style style:name="TableColumn5" style:family="table-column">
      <style:table-column-properties style:column-width="4.7875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margin-bottom="0in" fo:line-height="100%"/>
      <style:text-properties fo:font-size="12pt" style:font-size-asian="12pt" style:font-size-complex="12pt"/>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fo:font-size="12pt" style:font-size-asian="12pt" style:font-size-complex="12p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font-size="12pt" style:font-size-asian="12pt" style:font-size-complex="12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size="12pt" style:font-size-asian="12pt" style:font-size-complex="12p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size="12pt" style:font-size-asian="12pt" style:font-size-complex="12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size="12pt" style:font-size-asian="12pt" style:font-size-complex="12pt"/>
    </style:style>
    <style:style style:name="P21" style:parent-style-name="Normal" style:family="paragraph">
      <style:text-properties fo:font-size="20pt" style:font-size-asian="20pt" style:font-size-complex="20pt"/>
    </style:style>
    <style:style style:name="P22" style:parent-style-name="Normal" style:family="paragraph">
      <style:text-properties fo:font-size="10pt" style:font-size-asian="10pt" style:font-size-complex="10pt"/>
    </style:style>
    <style:style style:name="P23" style:parent-style-name="Normal" style:family="paragraph">
      <style:text-properties fo:font-size="10pt" style:font-size-asian="10pt" style:font-size-complex="10pt"/>
    </style:style>
    <style:style style:name="P24" style:parent-style-name="Normal" style:family="paragraph">
      <style:text-properties fo:font-size="10pt" style:font-size-asian="10pt" style:font-size-complex="10pt"/>
    </style:style>
    <style:style style:name="P25" style:parent-style-name="Normal" style:family="paragraph">
      <style:text-properties fo:font-size="10pt" style:font-size-asian="10pt" style:font-size-complex="10pt"/>
    </style:style>
    <style:style style:name="P26" style:parent-style-name="HTMLPreformatted" style:family="paragraph">
      <style:paragraph-properties fo:background-color="#FFFFFF"/>
    </style:style>
    <style:style style:name="T27" style:parent-style-name="DefaultParagraphFont" style:family="text">
      <style:text-properties fo:font-weight="bold" style:font-weight-asian="bold" style:font-weight-complex="bold" fo:color="#00008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font-weight="bold" style:font-weight-asian="bold" style:font-weight-complex="bold" fo:color="#660E7A"/>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font-weight="bold" style:font-weight-asian="bold" style:font-weight-complex="bold" fo:color="#00008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font-style="italic" style:font-style-asian="italic" style:font-style-complex="italic" fo:color="#000000"/>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T39" style:parent-style-name="DefaultParagraphFont" style:family="text">
      <style:text-properties fo:font-weight="bold" style:font-weight-asian="bold" style:font-weight-complex="bold" fo:color="#000080"/>
    </style:style>
    <style:style style:name="T40" style:parent-style-name="DefaultParagraphFont" style:family="text">
      <style:text-properties fo:color="#000000"/>
    </style:style>
    <style:style style:name="T41" style:parent-style-name="DefaultParagraphFont" style:family="text">
      <style:text-properties fo:color="#0000FF"/>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T44" style:parent-style-name="DefaultParagraphFont" style:family="text">
      <style:text-properties fo:font-style="italic" style:font-style-asian="italic" style:font-style-complex="italic"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font-weight="bold" style:font-weight-asian="bold" style:font-weight-complex="bold" fo:color="#660E7A"/>
    </style:style>
    <style:style style:name="T48" style:parent-style-name="DefaultParagraphFont" style:family="text">
      <style:text-properties fo:color="#000000"/>
    </style:style>
    <style:style style:name="T49" style:parent-style-name="DefaultParagraphFont" style:family="text">
      <style:text-properties fo:font-weight="bold" style:font-weight-asian="bold" style:font-weight-complex="bold" fo:color="#008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font-weight="bold" style:font-weight-asian="bold" style:font-weight-complex="bold" fo:color="#660E7A"/>
    </style:style>
    <style:style style:name="T53" style:parent-style-name="DefaultParagraphFont" style:family="text">
      <style:text-properties fo:color="#000000"/>
    </style:style>
    <style:style style:name="T54" style:parent-style-name="DefaultParagraphFont" style:family="text">
      <style:text-properties fo:font-weight="bold" style:font-weight-asian="bold" style:font-weight-complex="bold" fo:font-style="italic" style:font-style-asian="italic" style:font-style-complex="italic" fo:color="#660E7A"/>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T57" style:parent-style-name="DefaultParagraphFont" style:family="text">
      <style:text-properties fo:font-weight="bold" style:font-weight-asian="bold" style:font-weight-complex="bold" fo:color="#660E7A"/>
    </style:style>
    <style:style style:name="T58" style:parent-style-name="DefaultParagraphFont" style:family="text">
      <style:text-properties fo:color="#000000"/>
    </style:style>
    <style:style style:name="T59" style:parent-style-name="DefaultParagraphFont" style:family="text">
      <style:text-properties fo:font-weight="bold" style:font-weight-asian="bold" style:font-weight-complex="bold" fo:font-style="italic" style:font-style-asian="italic" style:font-style-complex="italic" fo:color="#660E7A"/>
    </style:style>
    <style:style style:name="T60" style:parent-style-name="DefaultParagraphFont" style:family="text">
      <style:text-properties fo:color="#000000"/>
    </style:style>
    <style:style style:name="T61" style:parent-style-name="DefaultParagraphFont" style:family="text">
      <style:text-properties fo:color="#000000"/>
    </style:style>
    <style:style style:name="T62" style:parent-style-name="DefaultParagraphFont" style:family="text">
      <style:text-properties fo:font-weight="bold" style:font-weight-asian="bold" style:font-weight-complex="bold" fo:color="#660E7A"/>
    </style:style>
    <style:style style:name="T63" style:parent-style-name="DefaultParagraphFont" style:family="text">
      <style:text-properties fo:color="#000000"/>
    </style:style>
    <style:style style:name="T64" style:parent-style-name="DefaultParagraphFont" style:family="text">
      <style:text-properties fo:font-weight="bold" style:font-weight-asian="bold" style:font-weight-complex="bold" fo:color="#008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T68" style:parent-style-name="DefaultParagraphFont" style:family="text">
      <style:text-properties fo:color="#000000"/>
    </style:style>
    <style:style style:name="T69" style:parent-style-name="DefaultParagraphFont" style:family="text">
      <style:text-properties fo:font-weight="bold" style:font-weight-asian="bold" style:font-weight-complex="bold" fo:color="#000080"/>
    </style:style>
    <style:style style:name="T70" style:parent-style-name="DefaultParagraphFont" style:family="text">
      <style:text-properties fo:color="#000000"/>
    </style:style>
    <style:style style:name="T71" style:parent-style-name="DefaultParagraphFont" style:family="text">
      <style:text-properties fo:color="#000000"/>
    </style:style>
    <style:style style:name="T72" style:parent-style-name="DefaultParagraphFont" style:family="text">
      <style:text-properties fo:font-weight="bold" style:font-weight-asian="bold" style:font-weight-complex="bold" fo:color="#660E7A"/>
    </style:style>
    <style:style style:name="T73" style:parent-style-name="DefaultParagraphFont" style:family="text">
      <style:text-properties fo:color="#000000"/>
    </style:style>
    <style:style style:name="T74" style:parent-style-name="DefaultParagraphFont" style:family="text">
      <style:text-properties fo:font-weight="bold" style:font-weight-asian="bold" style:font-weight-complex="bold" fo:color="#008000"/>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P77" style:parent-style-name="Normal" style:family="paragraph">
      <style:text-properties fo:font-size="10pt" style:font-size-asian="10pt" style:font-size-complex="10pt"/>
    </style:style>
    <style:style style:name="P78" style:parent-style-name="Normal" style:family="paragraph">
      <style:text-properties fo:font-size="10pt" style:font-size-asian="10pt" style:font-size-complex="10pt"/>
    </style:style>
    <style:style style:name="P79" style:parent-style-name="Normal" style:family="paragraph">
      <style:text-properties fo:font-size="10pt" style:font-size-asian="10pt" style:font-size-complex="10pt"/>
    </style:style>
    <style:style style:name="P80" style:parent-style-name="Normal"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4" style:parent-style-name="DefaultParagraphFon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7"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GB"/>
    </style:style>
    <style:style style:name="T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font-style="italic" style:font-style-asian="italic" style:font-style-complex="italic" fo:color="#000000"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5"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GB"/>
    </style:style>
    <style:style style:name="T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2" style:parent-style-name="DefaultParagraphFont" style:family="text">
      <style:text-properties style:font-name="Courier New" style:font-name-asian="Times New Roman" style:font-name-complex="Courier New" fo:color="#0000FF" fo:font-size="10pt" style:font-size-asian="10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0000FF" fo:font-size="10pt" style:font-size-asian="10pt" style:font-size-complex="10pt" style:language-asian="en" style:country-asian="GB"/>
    </style:style>
    <style:style style:name="T1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6" style:parent-style-name="DefaultParagraphFont" style:family="text">
      <style:text-properties style:font-name="Courier New" style:font-name-asian="Times New Roman" style:font-name-complex="Courier New" fo:color="#0000FF" fo:font-size="10pt" style:font-size-asian="10pt" style:font-size-complex="10pt" style:language-asian="en" style:country-asian="GB"/>
    </style:style>
    <style:style style:name="T1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09" style:parent-style-name="DefaultParagraphFont" style:family="text">
      <style:text-properties style:font-name="Courier New" style:font-name-asian="Times New Roman" style:font-name-complex="Courier New" fo:font-style="italic" style:font-style-asian="italic" style:font-style-complex="italic" fo:color="#000000" fo:font-size="10pt" style:font-size-asian="10pt" style:font-size-complex="10pt" style:language-asian="en" style:country-asian="GB"/>
    </style:style>
    <style:style style:name="T1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1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4"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7"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9" style:parent-style-name="DefaultParagraphFont" style:family="text">
      <style:text-properties style:font-name="Courier New"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language-asian="en" style:country-asian="GB"/>
    </style:style>
    <style:style style:name="T1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1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4" style:parent-style-name="DefaultParagraphFont" style:family="text">
      <style:text-properties style:font-name="Courier New"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language-asian="en" style:country-asian="GB"/>
    </style:style>
    <style:style style:name="T1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7"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1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29"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5" style:parent-style-name="DefaultParagraphFont" style:family="text">
      <style:text-properties style:font-name="Courier New" style:font-name-asian="Times New Roman" style:font-name-complex="Courier New" fo:font-weight="bold" style:font-weight-asian="bold" style:font-weight-complex="bold" fo:color="#660E7A" fo:font-size="10pt" style:font-size-asian="10pt" style:font-size-complex="10pt" style:language-asian="en" style:country-asian="GB"/>
    </style:style>
    <style:style style:name="T1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7" style:parent-style-name="DefaultParagraphFon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en" style:country-asian="GB"/>
    </style:style>
    <style:style style:name="T1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20pt" style:font-size-asian="20pt" style:font-size-complex="20pt"/>
    </style:style>
  </office:automatic-styles>
  <office:body>
    <office:text text:use-soft-page-breaks="true">
      <text:p text:style-name="P1"/>
      <text:p text:style-name="Normal"><text:s/><text:span text:style-name="T2">NIT3213 Mobile Application Development Report</text:span></text:p>
      <table:table table:style-name="Table3">
        <table:table-columns>
          <table:table-column table:style-name="TableColumn4"/>
          <table:table-column table:style-name="TableColumn5"/>
        </table:table-columns>
        <table:table-row table:style-name="TableRow6">
          <table:table-cell table:style-name="TableCell7">
            <text:p text:style-name="P8">Project Title</text:p>
          </table:table-cell>
          <table:table-cell table:style-name="TableCell9">
            <text:p text:style-name="P10">NIT3213-Converter :Temperature and Distance converter</text:p>
          </table:table-cell>
        </table:table-row>
        <table:table-row table:style-name="TableRow11">
          <table:table-cell table:style-name="TableCell12">
            <text:p text:style-name="P13">Student Name</text:p>
          </table:table-cell>
          <table:table-cell table:style-name="TableCell14">
            <text:p text:style-name="P15">Alex Demonday</text:p>
          </table:table-cell>
        </table:table-row>
        <table:table-row table:style-name="TableRow16">
          <table:table-cell table:style-name="TableCell17">
            <text:p text:style-name="P18">Assignment</text:p>
          </table:table-cell>
          <table:table-cell table:style-name="TableCell19">
            <text:p text:style-name="P20">NIT3213 Mobile Application<text:s/>Development</text:p>
          </table:table-cell>
        </table:table-row>
      </table:table>
      <text:p text:style-name="P21"/>
      <text:p text:style-name="P22">The app comprises of 3 activities; the main, the distance converter and the temperature converter activities.</text:p>
      <text:p text:style-name="P23">The main activity screen contains just two navigation buttons. The user get launched into the main screen as application starts and<text:s/>at any click of any of the buttons it navigate the user to the either distance converter activity or temperature converter activity depending on which button is clicked.</text:p>
      <text:p text:style-name="P24">The DistanceConverterActivity is activity that populate the screen that collect data or entry from user in either centimetre or inches. If it collects as inches it converts it to centimetre if the user clicks the convert button. The screen UI/UX is designed in a way the user gets captions of the actual states of each conversion.</text:p>
      <text:p text:style-name="P25">The conversion formula, 1inches =2.5cm</text:p>
      <text:p text:style-name="P26"><text:span text:style-name="T27">public void<text:s/></text:span><text:span text:style-name="T28">convertInchesToCentimeter(){</text:span><text:span text:style-name="T29"><text:line-break/><text:s text:c="4"/>String caughtValue=<text:s/></text:span><text:span text:style-name="T30">mCentimeterEditText</text:span><text:span text:style-name="T31">.getText().toString();</text:span><text:span text:style-name="T32"><text:line-break/><text:s text:c="4"/></text:span><text:span text:style-name="T33">if</text:span><text:span text:style-name="T34">(!caughtValue.isEmpty()){</text:span><text:span text:style-name="T35"><text:line-break/><text:s text:c="8"/>Double <text:s/>inchVal = Double.</text:span><text:span text:style-name="T36">valueOf</text:span><text:span text:style-name="T37">(caughtValue);</text:span><text:span text:style-name="T38"><text:line-break/><text:s text:c="8"/></text:span><text:span text:style-name="T39">double<text:s/></text:span><text:span text:style-name="T40">InchesValue= inchVal*</text:span><text:span text:style-name="T41">2.5</text:span><text:span text:style-name="T42">;</text:span><text:span text:style-name="T43"><text:line-break/><text:s text:c="8"/>String result=String.</text:span><text:span text:style-name="T44">valueOf</text:span><text:span text:style-name="T45">(InchesValue);</text:span><text:span text:style-name="T46"><text:line-break/><text:s text:c="8"/></text:span><text:span text:style-name="T47">mAnswer</text:span><text:span text:style-name="T48">.setText(result+</text:span><text:span text:style-name="T49">" cm"</text:span><text:span text:style-name="T50">);</text:span><text:span text:style-name="T51"><text:line-break/><text:s text:c="8"/></text:span><text:span text:style-name="T52">mCentimeterScreen</text:span><text:span text:style-name="T53">.setVisibility(View.</text:span><text:span text:style-name="T54">GONE</text:span><text:span text:style-name="T55">);</text:span><text:span text:style-name="T56"><text:line-break/><text:s text:c="8"/></text:span><text:span text:style-name="T57">mInchesScreen</text:span><text:span text:style-name="T58">.setVisibility(View.</text:span><text:span text:style-name="T59">VISIBLE</text:span><text:span text:style-name="T60">);</text:span><text:span text:style-name="T61"><text:line-break/><text:s text:c="8"/></text:span><text:span text:style-name="T62">mCentimeterEditText</text:span><text:span text:style-name="T63">.setText(</text:span><text:span text:style-name="T64">""</text:span><text:span text:style-name="T65">);</text:span><text:span text:style-name="T66"><text:line-break/></text:span><text:span text:style-name="T67"><text:line-break/><text:s text:c="4"/>}</text:span><text:span text:style-name="T68"><text:line-break/><text:s text:c="4"/></text:span><text:span text:style-name="T69">else</text:span><text:span text:style-name="T70">{</text:span><text:span text:style-name="T71"><text:line-break/><text:s text:c="8"/></text:span><text:span text:style-name="T72">mCentimeterEditText</text:span><text:span text:style-name="T73">.setError(</text:span><text:span text:style-name="T74">"Please enter distance in inches"</text:span><text:span text:style-name="T75">);</text:span><text:span text:style-name="T76"><text:line-break/><text:s text:c="4"/>}</text:span></text:p>
      <text:p text:style-name="P77"/>
      <text:p text:style-name="P78">The TemperatureConverterActivity is activity that populate the screen that collect data or entry from user in either Celsius or Fahrenheit. If it collects as Fahrenheit it converts it to Celsius if the user clicks the convert button. The screen UI/UX is designed in a way the user gets captions of the actual states of each conversion.</text:p>
      <text:p text:style-name="P79">The conversion formula, F= (C-32) *9/5 where F implies Fahrenheit and C implies Celsius repectively. The reverse is gotten by making C subject to a formula.<text:s/></text:p>
      <text:p text:style-name="P80"><text:span text:style-name="T81">public void<text:s/></text:span><text:span text:style-name="T82">convertFromCelciusToFahrenheit(){</text:span><text:span text:style-name="T83"><text:line-break/><text:s text:c="4"/></text:span><text:span text:style-name="T84">//hint : T (fahrenheit)= T (celcius) * 9/5 +32</text:span><text:span text:style-name="T85"><text:line-break/><text:s text:c="4"/></text:span><text:span text:style-name="T86">String caughtValue=</text:span><text:span text:style-name="T87">mCelciusEditText</text:span><text:span text:style-name="T88">.getText().toString();</text:span><text:span text:style-name="T89"><text:line-break/><text:s text:c="4"/></text:span><text:span text:style-name="T90">if</text:span><text:span text:style-name="T91">(!caughtValue.isEmpty()){</text:span><text:span text:style-name="T92"><text:line-break/><text:s text:c="8"/>Double <text:s/>celVal = Double.</text:span><text:span text:style-name="T93">valueOf</text:span><text:span text:style-name="T94">(</text:span><text:span text:style-name="T95">mCelciusEditText</text:span><text:span text:style-name="T96">.getText().toString());</text:span><text:span text:style-name="T97"><text:line-break/><text:s text:c="8"/></text:span><text:span text:style-name="T98">double<text:s/></text:span><text:span text:style-name="T99">fahrenheitValue= (celVal*(</text:span><text:span text:style-name="T100">double</text:span><text:span text:style-name="T101">)</text:span><text:span text:style-name="T102">9</text:span><text:span text:style-name="T103">/</text:span><text:span text:style-name="T104">5</text:span><text:span text:style-name="T105">) +</text:span><text:span text:style-name="T106">32</text:span><text:span text:style-name="T107">;</text:span><text:span text:style-name="T108"><text:line-break/><text:s text:c="8"/>String result=String.</text:span><text:span text:style-name="T109">valueOf</text:span><text:span text:style-name="T110">(fahrenheitValue);</text:span><text:span text:style-name="T111"><text:line-break/><text:s text:c="8"/></text:span><text:span text:style-name="T112">mAnswer</text:span><text:span text:style-name="T113">.setText(result+</text:span><text:span text:style-name="T114">" F"</text:span><text:span text:style-name="T115">);</text:span><text:span text:style-name="T116"><text:line-break/><text:s text:c="8"/></text:span><text:span text:style-name="T117">mFahrenheitScreen</text:span><text:span text:style-name="T118">.setVisibility(View.</text:span><text:span text:style-name="T119">VISIBLE</text:span><text:span text:style-name="T120">);</text:span><text:span text:style-name="T121"><text:line-break/><text:s text:c="8"/></text:span><text:span text:style-name="T122">mCelciusScreen</text:span><text:span text:style-name="T123">.setVisibility(View.</text:span><text:span text:style-name="T124">GONE</text:span><text:span text:style-name="T125">);</text:span><text:span text:style-name="T126"><text:line-break/><text:s text:c="8"/></text:span><text:span text:style-name="T127">mCelciusEditText</text:span><text:span text:style-name="T128">.setText(</text:span><text:span text:style-name="T129">""</text:span><text:span text:style-name="T130">);</text:span><text:span text:style-name="T131"><text:line-break/><text:s text:c="4"/>}</text:span><text:span text:style-name="T132">else</text:span><text:span text:style-name="T133">{</text:span><text:span text:style-name="T134"><text:line-break/><text:s text:c="8"/></text:span><text:span text:style-name="T135">mCelciusEditText</text:span><text:span text:style-name="T136">.setError(</text:span><text:span text:style-name="T137">"Please enter value in degree celcius"</text:span><text:span text:style-name="T138">);</text:span><text:span text:style-name="T139"><text:line-break/><text:s text:c="4"/>}</text:span></text:p>
      <text:p text:style-name="P140"/>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1972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me Emmanuel</meta:initial-creator>
    <dc:creator>Chime Emmanuel</dc:creator>
    <meta:creation-date>2019-05-01T11:51:00Z</meta:creation-date>
    <dc:date>2019-05-02T11:50:00Z</dc:date>
    <meta:template xlink:href="Normal" xlink:type="simple"/>
    <meta:editing-cycles>5</meta:editing-cycles>
    <meta:editing-duration>PT76800S</meta:editing-duration>
    <meta:document-statistic meta:page-count="1" meta:paragraph-count="5" meta:word-count="402" meta:character-count="2692" meta:row-count="19" meta:non-whitespace-character-count="2295"/>
  </office:meta>
</office:document-meta>
</file>